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9A2FB60C11D000CCCA.jpg" manifest:media-type="image/jpeg"/>
  <manifest:file-entry manifest:full-path="Pictures/1000020100000208000002BE061F4F289896DDDB.png" manifest:media-type="image/png"/>
  <manifest:file-entry manifest:full-path="Pictures/10000201000002C10000024083D036093B921BD2.png" manifest:media-type="image/png"/>
  <manifest:file-entry manifest:full-path="Pictures/10000201000001CA000002939E775C51AF99586E.png" manifest:media-type="image/png"/>
  <manifest:file-entry manifest:full-path="Pictures/1000020100000227000002BE996521099979EF2F.png" manifest:media-type="image/png"/>
  <manifest:file-entry manifest:full-path="Pictures/1000020100000780000002A3E08D2F4742877AF7.png" manifest:media-type="image/png"/>
  <manifest:file-entry manifest:full-path="Pictures/10000201000007800000029F10BC22F8F4F64C2A.png" manifest:media-type="image/png"/>
  <manifest:file-entry manifest:full-path="Pictures/100002010000020800000299540A4D0C84C4BA7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icrosoft JhengHei" svg:font-family="'Microsoft JhengHei'"/>
    <style:font-face style:name="HYGothic-Extra2" svg:font-family="HYGothic-Extra" style:font-family-generic="modern" style:font-pitch="fixed"/>
    <style:font-face style:name="HYGothic-Extra3" svg:font-family="HYGothic-Extra" style:font-adornments="標準" style:font-family-generic="modern" style:font-pitch="fixed"/>
    <style:font-face style:name="標楷體3" svg:font-family="標楷體" style:font-adornments="標準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Arial Unicode MS" svg:font-family="'Arial Unicode MS'" style:font-pitch="variable"/>
    <style:font-face style:name="Liberation Sans" svg:font-family="'Liberation Sans'" style:font-pitch="variable"/>
    <style:font-face style:name="Microsoft JhengHei1" svg:font-family="'Microsoft JhengHei'" style:font-pitch="variable"/>
    <style:font-face style:name="微軟正黑體1" svg:font-family="微軟正黑體" style:font-pitch="variable"/>
    <style:font-face style:name="HYGothic-Extra1" svg:font-family="HYGothic-Extra" style:font-family-generic="roman" style:font-pitch="variable"/>
    <style:font-face style:name="HYGothic-Extra" svg:font-family="HYGothic-Extra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Times New Roman2" svg:font-family="'Times New Roman'" style:font-adornments="粗體" style:font-family-generic="roman" style:font-pitch="variable"/>
    <style:font-face style:name="Times New Roman3" svg:font-family="'Times New Roman'" style:font-adornments="義式斜體" style:font-family-generic="roman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背景" draw:opacity="50%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draw:frame presentation:style-name="pr1" draw:text-style-name="P2" draw:layer="layout" svg:width="7.5cm" svg:height="2.821cm" svg:x="10.5cm" svg:y="0.092cm">
      <draw:text-box>
        <text:p text:style-name="P1"><text:span text:style-name="T1">2023</text:span><text:span text:style-name="T1">新尖兵</text:span></text:p>
      </draw:text-box>
    </draw:frame>
    <draw:frame presentation:style-name="pr2" draw:text-style-name="P3" draw:layer="layout" svg:width="25.199cm" svg:height="3.506cm" svg:x="1.502cm" svg:y="3.5cm" presentation:class="title" presentation:user-transformed="true">
      <draw:text-box>
        <text:p text:style-name="P3"><text:span text:style-name="T2">寶可夢資訊網站</text:span></text:p>
      </draw:text-box>
    </draw:frame>
    <draw:frame draw:style-name="gr1" draw:text-style-name="P5" draw:layer="layout" svg:width="11cm" svg:height="2.97cm" svg:x="8.5cm" svg:y="14.5cm">
      <draw:text-box>
        <text:p text:style-name="P4"><text:span text:style-name="T3">姓名：鄭庭宇</text:span></text:p>
        <text:p text:style-name="P4"><text:span text:style-name="T3">學號：</text:span><text:span text:style-name="T3">28</text:span></text:p>
        <text:p text:style-name="P4"><text:span text:style-name="T3">製作日期：</text:span><text:span text:style-name="T3">2023.07.10</text:span></text:p>
      </draw:text-box>
    </draw:frame>
    <draw:frame presentation:style-name="pr2" draw:text-style-name="P7" draw:layer="layout" svg:width="25.199cm" svg:height="3.506cm" svg:x="1.402cm" svg:y="0.837cm" presentation:class="title" presentation:user-transformed="true">
      <draw:text-box>
        <text:p text:style-name="P7"><text:span text:style-name="T4">作品介紹</text:span></text:p>
      </draw:text-box>
    </draw:frame>
    <draw:frame presentation:style-name="pr4" draw:text-style-name="P9" draw:layer="layout" svg:width="25.199cm" svg:height="12.179cm" svg:x="1.5cm" svg:y="6cm" presentation:class="outline" presentation:user-transformed="true">
      <draw:text-box>
        <text:list text:style-name="L4">
          <text:list-header>
            <text:p text:style-name="P8">主題：寶可夢</text:p>
            <text:p text:style-name="P9">網站網址：<text:a xlink:href="https://1999ting.github.io/index.html" xlink:type="simple">https://1999ting.github.io/index.html</text:a></text:p>
            <text:p text:style-name="P9">內容介紹：因喜愛寶可夢，故而製作此網站以利取得寶可夢資訊。</text:p>
          </text:list-header>
        </text:list>
      </draw:text-box>
    </draw:frame>
    <draw:frame draw:style-name="gr3" draw:text-style-name="P13" draw:layer="layout" svg:width="22cm" svg:height="10.318cm" svg:x="3cm" svg:y="6cm">
      <draw:text-box>
        <text:p text:style-name="P11"><text:span text:style-name="T5">本網站使用</text:span><text:span text:style-name="T6">HTML</text:span><text:span text:style-name="T6">及</text:span><text:span text:style-name="T6">CSS</text:span><text:span text:style-name="T6">語言</text:span></text:p>
        <text:p text:style-name="P11"><text:span text:style-name="T6">HTML</text:span><text:span text:style-name="T6">內使用</text:span></text:p>
        <text:p text:style-name="P12"><text:span text:style-name="T7">1</text:span><text:span text:style-name="T7">．</text:span><text:span text:style-name="T7">NavBar</text:span></text:p>
        <text:p text:style-name="P12"><text:span text:style-name="T7">2</text:span><text:span text:style-name="T7">．下拉式選單</text:span></text:p>
        <text:p text:style-name="P12"><text:span text:style-name="T8">3</text:span><text:span text:style-name="T7">．圖片連結</text:span></text:p>
        <text:p text:style-name="P12"><text:span text:style-name="T8">4</text:span><text:span text:style-name="T8">．</text:span><text:span text:style-name="T7">footer</text:span></text:p>
      </draw:text-box>
    </draw:frame>
    <draw:frame draw:style-name="gr1" draw:text-style-name="P15" draw:layer="layout" svg:width="15.5cm" svg:height="1.661cm" svg:x="6.5cm" svg:y="2cm">
      <draw:text-box>
        <text:p text:style-name="P14"><text:span text:style-name="T9">使用語法</text:span></text:p>
      </draw:text-box>
    </draw:frame>
    <draw:frame draw:style-name="gr1" draw:text-style-name="P17" draw:layer="layout" svg:width="10.5cm" svg:height="1.813cm" svg:x="9cm" svg:y="2cm">
      <draw:text-box>
        <text:p text:style-name="P16"><text:span text:style-name="T10">CSS</text:span><text:span text:style-name="T10">編碼</text:span></text:p>
      </draw:text-box>
    </draw:frame>
    <draw:frame draw:style-name="gr4" draw:text-style-name="P8" draw:layer="layout" svg:width="10.607cm" svg:height="14.32cm" svg:x="2.893cm" svg:y="4.18cm">
      <draw:image xlink:href="Pictures/1000020100000208000002BE061F4F289896DDDB.png" xlink:type="simple" xlink:show="embed" xlink:actuate="onLoad" draw:mime-type="image/png">
        <text:p/>
      </draw:image>
    </draw:frame>
    <draw:frame draw:style-name="gr4" draw:text-style-name="P8" draw:layer="layout" svg:width="11.247cm" svg:height="14.33cm" svg:x="14cm" svg:y="4.17cm">
      <draw:image xlink:href="Pictures/1000020100000227000002BE996521099979EF2F.png" xlink:type="simple" xlink:show="embed" xlink:actuate="onLoad" draw:mime-type="image/png">
        <text:p/>
      </draw:image>
    </draw:frame>
    <draw:frame draw:style-name="gr5" draw:text-style-name="P19" draw:layer="layout" svg:width="24cm" svg:height="1.791cm" svg:x="2.5cm" svg:y="0.709cm">
      <draw:text-box>
        <text:p text:style-name="P18"><text:span text:style-name="T11">導覽列</text:span><text:span text:style-name="T11">(Navbar)</text:span></text:p>
      </draw:text-box>
    </draw:frame>
    <draw:frame draw:style-name="gr4" draw:text-style-name="P8" draw:layer="layout" svg:width="26cm" svg:height="9cm" svg:x="1cm" svg:y="3.5cm">
      <draw:image xlink:href="Pictures/1000020100000780000002A3E08D2F4742877AF7.png" xlink:type="simple" xlink:show="embed" xlink:actuate="onLoad" draw:mime-type="image/png">
        <text:p/>
      </draw:image>
    </draw:frame>
    <draw:custom-shape draw:style-name="gr6" draw:text-style-name="P8" draw:layer="layout" svg:width="26cm" svg:height="0.954cm" svg:x="1cm" svg:y="3.5cm">
      <text:p/>
      <draw:enhanced-geometry svg:viewBox="0 0 21600 21600" draw:type="rectangle" draw:enhanced-path="M 0 0 L 21600 0 21600 21600 0 21600 0 0 Z N"/>
    </draw:custom-shape>
    <draw:custom-shape draw:style-name="gr7" draw:text-style-name="P20" draw:layer="layout" svg:width="4cm" svg:height="2cm" svg:x="22.5cm" svg:y="5cm">
      <text:p text:style-name="P20"><text:span text:style-name="T12">Navbar</text:span></text:p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</draw:custom-shape>
    <draw:frame draw:style-name="gr8" draw:text-style-name="P22" draw:layer="layout" svg:width="15.5cm" svg:height="2cm" svg:x="7cm" svg:y="2cm">
      <draw:text-box>
        <text:p text:style-name="P21"><text:span text:style-name="T13">下拉式選單</text:span><text:span text:style-name="T13">(Dropdown)</text:span></text:p>
      </draw:text-box>
    </draw:frame>
    <draw:frame draw:style-name="gr4" draw:text-style-name="P8" draw:layer="layout" svg:width="26cm" svg:height="10.086cm" svg:x="1cm" svg:y="4.414cm">
      <draw:image xlink:href="Pictures/10000201000007800000029F10BC22F8F4F64C2A.png" xlink:type="simple" xlink:show="embed" xlink:actuate="onLoad" draw:mime-type="image/png">
        <text:p/>
      </draw:image>
    </draw:frame>
    <draw:custom-shape draw:style-name="gr9" draw:text-style-name="P8" draw:layer="layout" svg:width="2cm" svg:height="2cm" svg:x="6.5cm" svg:y="5cm">
      <text:p/>
      <draw:enhanced-geometry svg:viewBox="0 0 21600 21600" draw:type="rectangle" draw:enhanced-path="M 0 0 L 21600 0 21600 21600 0 21600 0 0 Z N"/>
    </draw:custom-shape>
    <draw:custom-shape draw:style-name="gr7" draw:text-style-name="P23" draw:layer="layout" svg:width="4cm" svg:height="2cm" svg:x="9cm" svg:y="5.5cm">
      <text:p text:style-name="P23"><text:span text:style-name="T14">下拉式選單</text:span></text:p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</draw:custom-shape>
    <draw:frame draw:style-name="gr5" draw:text-style-name="P25" draw:layer="layout" svg:width="24cm" svg:height="1.791cm" svg:x="2.566cm" svg:y="0.708cm">
      <draw:text-box>
        <text:p text:style-name="P24"><text:span text:style-name="T13">圖片連結</text:span></text:p>
      </draw:text-box>
    </draw:frame>
    <draw:frame draw:style-name="gr4" draw:text-style-name="P8" draw:layer="layout" svg:width="11.206cm" svg:height="14.331cm" svg:x="2.294cm" svg:y="3.669cm">
      <draw:image xlink:href="Pictures/100002010000020800000299540A4D0C84C4BA71.png" xlink:type="simple" xlink:show="embed" xlink:actuate="onLoad" draw:mime-type="image/png">
        <text:p/>
      </draw:image>
    </draw:frame>
    <draw:frame draw:style-name="gr4" draw:text-style-name="P8" draw:layer="layout" svg:width="11cm" svg:height="14.5cm" svg:x="14.5cm" svg:y="3.5cm">
      <draw:image xlink:href="Pictures/10000201000001CA000002939E775C51AF99586E.png" xlink:type="simple" xlink:show="embed" xlink:actuate="onLoad" draw:mime-type="image/png">
        <text:p/>
      </draw:image>
    </draw:frame>
    <draw:frame draw:style-name="gr5" draw:text-style-name="P25" draw:layer="layout" svg:width="24cm" svg:height="1.813cm" svg:x="2.619cm" svg:y="0.644cm">
      <draw:text-box>
        <text:p text:style-name="P24"><text:span text:style-name="T13">footer</text:span></text:p>
      </draw:text-box>
    </draw:frame>
    <draw:frame draw:style-name="gr4" draw:text-style-name="P8" draw:layer="layout" svg:width="17.855cm" svg:height="14.588cm" svg:x="5.145cm" svg:y="3cm">
      <draw:image xlink:href="Pictures/10000201000002C10000024083D036093B921BD2.png" xlink:type="simple" xlink:show="embed" xlink:actuate="onLoad" draw:mime-type="image/png">
        <text:p/>
      </draw:image>
    </draw:frame>
    <draw:frame draw:style-name="gr10" draw:text-style-name="P27" draw:layer="layout" svg:width="7.347cm" svg:height="2.369cm" svg:x="9.153cm" svg:y="9.349cm">
      <draw:text-box>
        <text:p text:style-name="P26"><text:span text:style-name="T15">Thank you!</text:span></text:p>
      </draw:text-box>
    </draw:fram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068cm"/>
      <style:paragraph-properties style:writing-mode="lr-tb"/>
    </style:style>
    <style:style style:name="gr4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4cm" fo:min-width="25.5cm"/>
    </style:style>
    <style:style style:name="gr7" style:family="graphic" style:parent-style-name="standard">
      <style:graphic-properties draw:textarea-horizontal-align="justify" draw:textarea-vertical-align="middle" draw:auto-grow-height="false" fo:min-height="1.164cm" fo:min-width="2.33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10" style:family="graphic" style:parent-style-name="standard">
      <style:graphic-properties draw:stroke="none" draw:fill="none" draw:textarea-vertical-align="middle" fo:min-height="2.119cm"/>
      <style:paragraph-properties style:writing-mode="lr-tb"/>
    </style:style>
    <style:style style:name="pr1" style:family="presentation" style:parent-style-name="預設-subtitle">
      <style:graphic-properties draw:fill-color="#ffffff" fo:min-height="2.821cm"/>
      <style:paragraph-properties style:writing-mode="lr-tb"/>
    </style:style>
    <style:style style:name="pr2" style:family="presentation" style:parent-style-name="預設-title">
      <style:graphic-properties fo:min-height="3.506cm"/>
      <style:paragraph-properties style:writing-mode="lr-tb"/>
    </style:style>
    <style:style style:name="pr3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預設-outline1">
      <style:graphic-properties fo:min-height="11.929cm"/>
      <style:paragraph-properties style:writing-mode="lr-tb"/>
    </style:style>
    <style:style style:name="P1" style:family="paragraph">
      <style:paragraph-properties fo:text-align="center"/>
      <style:text-properties fo:color="#780373" loext:opacity="100%" style:font-name="Times New Roman2" fo:font-size="40pt" fo:font-weight="bold" style:font-name-asian="標楷體1" style:font-size-asian="40pt" style:font-weight-asian="bold" style:font-size-complex="32pt" style:font-weight-complex="bold"/>
    </style:style>
    <style:style style:name="P2" style:family="paragraph">
      <loext:graphic-properties draw:fill-color="#ffffff"/>
      <style:paragraph-properties fo:text-align="center"/>
      <style:text-properties fo:color="#780373" loext:opacity="100%" style:font-name="Times New Roman2" fo:font-size="40pt" fo:font-weight="bold" style:font-name-asian="標楷體1" style:font-size-asian="40pt" style:font-weight-asian="bold" style:font-size-complex="32pt" style:font-weight-complex="bold"/>
    </style:style>
    <style:style style:name="P3" style:family="paragraph">
      <style:text-properties style:font-name="標楷體1" fo:font-size="36pt" fo:font-weight="bold" style:font-name-asian="標楷體1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style:font-name="Times New Roman3" fo:font-size="24pt" fo:font-style="normal" fo:font-weight="bold" style:font-name-asian="標楷體2" style:font-size-asian="24pt" style:font-weight-asian="bold" style:font-size-complex="18pt"/>
    </style:style>
    <style:style style:name="P5" style:family="paragraph">
      <loext:graphic-properties draw:fill="none" draw:fill-color="#ffffff"/>
      <style:paragraph-properties fo:text-align="center"/>
      <style:text-properties style:font-name="Times New Roman3" fo:font-size="24pt" fo:font-style="normal" fo:font-weight="bold" style:font-name-asian="標楷體2" style:font-size-asian="24pt" style:font-weight-asian="bold" style:font-size-complex="18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text-properties style:font-name="標楷體1" fo:font-weight="bold" style:font-name-asian="標楷體1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353cm" fo:margin-bottom="0cm" fo:line-height="90%" fo:text-align="center" fo:text-indent="0cm" style:punctuation-wrap="hanging" style:writing-mode="lr-tb"/>
      <style:text-properties fo:color="#000000" loext:opacity="100%" fo:text-shadow="1pt 1pt" fo:background-color="transparent" style:font-size-asian="18pt" fo:hyphenate="false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color="#000000" loext:opacity="100%" fo:text-shadow="1pt 1pt" fo:background-color="transparent" style:font-size-asian="18pt" fo:hyphenate="false"/>
    </style:style>
    <style:style style:name="P13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color="#000000" loext:opacity="100%" fo:text-shadow="1pt 1pt" fo:background-color="transparent" style:font-size-asian="18pt" fo:hyphenate="false"/>
    </style:style>
    <style:style style:name="P14" style:family="paragraph">
      <style:paragraph-properties fo:text-align="center"/>
      <style:text-properties style:font-name="標楷體1" fo:font-size="40pt" fo:font-weight="bold" style:font-name-asian="標楷體1" style:font-size-asian="40pt" style:font-weight-asian="bold" style:font-size-complex="40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font-name="標楷體1" fo:font-size="40pt" fo:font-weight="bold" style:font-name-asian="標楷體1" style:font-size-asian="40pt" style:font-weight-asian="bold" style:font-size-complex="40pt" style:font-weight-complex="bold"/>
    </style:style>
    <style:style style:name="P16" style:family="paragraph">
      <style:paragraph-properties fo:text-align="center"/>
      <style:text-properties style:font-name="Times New Roman1" fo:font-size="40pt" fo:font-weight="bold" style:font-name-asian="標楷體2" style:font-size-asian="40pt" style:font-weight-asian="bold" style:font-size-complex="40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style:font-name="Times New Roman1" fo:font-size="40pt" fo:font-weight="bold" style:font-name-asian="標楷體2" style:font-size-asian="40pt" style:font-weight-asian="bold" style:font-size-complex="40pt" style:font-weight-complex="bold"/>
    </style:style>
    <style:style style:name="P18" style:family="paragraph">
      <style:paragraph-properties fo:text-align="center"/>
      <style:text-properties style:font-name="Times New Roman" fo:font-size="36pt" fo:font-weight="bold" style:font-name-asian="標楷體" style:font-size-asian="36pt" style:font-weight-asian="bold" style:font-size-complex="36pt" style:font-weight-complex="bold"/>
    </style:style>
    <style:style style:name="P19" style:family="paragraph">
      <loext:graphic-properties draw:fill="none"/>
      <style:paragraph-properties fo:text-align="center"/>
      <style:text-properties style:font-name="Times New Roman" fo:font-size="36pt" fo:font-weight="bold" style:font-name-asian="標楷體" style:font-size-asian="36pt" style:font-weight-asian="bold" style:font-size-complex="36pt" style:font-weight-complex="bold"/>
    </style:style>
    <style:style style:name="P20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40pt" style:font-size-asian="40pt" style:font-size-complex="40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40pt" style:font-size-asian="40pt" style:font-size-complex="40pt"/>
    </style:style>
    <style:style style:name="P23" style:family="paragraph">
      <style:paragraph-properties fo:text-align="center"/>
      <style:text-properties fo:font-size="18pt" style:font-name-asian="標楷體" style:font-size-asian="18pt" style:font-size-complex="18pt"/>
    </style:style>
    <style:style style:name="P24" style:family="paragraph">
      <style:paragraph-properties fo:text-align="center"/>
      <style:text-properties style:font-name="Times New Roman" fo:font-size="40pt" fo:font-weight="bold" style:font-name-asian="標楷體" style:font-size-asian="40pt" style:font-weight-asian="bold" style:font-size-complex="40pt" style:font-weight-complex="bold"/>
    </style:style>
    <style:style style:name="P25" style:family="paragraph">
      <loext:graphic-properties draw:fill="none"/>
      <style:paragraph-properties fo:text-align="center"/>
      <style:text-properties style:font-name="Times New Roman" fo:font-size="40pt" fo:font-weight="bold" style:font-name-asian="標楷體" style:font-size-asian="40pt" style:font-weight-asian="bold" style:font-size-complex="40pt" style:font-weight-complex="bold"/>
    </style:style>
    <style:style style:name="P26" style:family="paragraph">
      <style:paragraph-properties fo:text-align="center"/>
      <style:text-properties style:font-name="Times New Roman1" fo:font-size="40pt" style:font-size-asian="40pt" style:font-size-complex="40pt"/>
    </style:style>
    <style:style style:name="P27" style:family="paragraph">
      <loext:graphic-properties draw:fill="none"/>
      <style:text-properties style:font-name="Times New Roman1" fo:font-size="40pt" style:font-size-asian="40pt" style:font-size-complex="40pt"/>
    </style:style>
    <style:style style:name="T1" style:family="text">
      <style:text-properties fo:color="#780373" loext:opacity="100%" style:font-name="Times New Roman2" fo:font-size="40pt" fo:font-weight="bold" style:font-name-asian="標楷體1" style:font-size-asian="40pt" style:font-weight-asian="bold" style:font-size-complex="32pt" style:font-weight-complex="bold"/>
    </style:style>
    <style:style style:name="T2" style:family="text">
      <style:text-properties style:font-name="標楷體1" fo:font-size="36pt" fo:font-weight="bold" style:font-name-asian="標楷體1" style:font-size-asian="36pt" style:font-weight-asian="bold" style:font-size-complex="36pt" style:font-weight-complex="bold"/>
    </style:style>
    <style:style style:name="T3" style:family="text">
      <style:text-properties style:font-name="Times New Roman3" fo:font-size="24pt" style:font-size-asian="24pt" style:font-weight-asian="bold" style:font-size-complex="18pt"/>
    </style:style>
    <style:style style:name="T4" style:family="text">
      <style:text-properties style:font-name="標楷體1" fo:font-weight="bold" style:font-name-asian="標楷體1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fo:text-shadow="1pt 1pt" style:text-underline-style="none" fo:font-weight="normal" fo:background-color="transparent" style:font-name-asian="標楷體" style:font-size-asian="28pt" style:language-asian="zh" style:country-asian="TW" style:font-style-asian="normal" style:font-weight-asian="normal" style:font-name-complex="Segoe UI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US" fo:font-style="normal" fo:text-shadow="1pt 1pt" style:text-underline-style="none" fo:font-weight="normal" fo:background-color="transparent" style:font-name-asian="標楷體" style:font-size-asian="28pt" style:language-asian="zh" style:country-asian="TW" style:font-style-asian="normal" style:font-weight-asian="normal" style:font-name-complex="Segoe UI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8pt" fo:letter-spacing="normal" fo:language="en" fo:country="US" fo:font-style="normal" fo:text-shadow="1pt 1pt" style:text-underline-style="none" fo:font-weight="normal" fo:background-color="transparent" style:font-name-asian="標楷體" style:font-size-asian="28pt" style:language-asian="zh" style:country-asian="TW" style:font-style-asian="normal" style:font-weight-asian="normal" style:font-name-complex="Segoe UI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8pt" fo:letter-spacing="normal" fo:language="en" fo:country="US" fo:font-style="normal" fo:text-shadow="1pt 1pt" style:text-underline-style="none" fo:font-weight="normal" style:letter-kerning="true" fo:background-color="transparent" style:font-name-asian="標楷體" style:font-size-asian="28pt" style:language-asian="zh" style:country-asian="TW" style:font-style-asian="normal" style:font-weight-asian="normal" style:font-name-complex="Segoe U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標楷體1" fo:font-size="40pt" fo:font-weight="bold" style:font-name-asian="標楷體1" style:font-size-asian="40pt" style:font-weight-asian="bold" style:font-size-complex="40pt" style:font-weight-complex="bold"/>
    </style:style>
    <style:style style:name="T10" style:family="text">
      <style:text-properties style:font-name="Times New Roman1" fo:font-size="40pt" fo:font-weight="bold" style:font-name-asian="標楷體2" style:font-size-asian="40pt" style:font-weight-asian="bold" style:font-size-complex="40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language="en" fo:country="US" fo:font-style="normal" style:text-underline-style="none" fo:font-weight="bold" fo:background-color="transparent" style:font-name-asian="標楷體" style:font-size-asian="36pt" style:font-style-asian="normal" style:font-weight-asian="bold" style:font-name-complex="Microsoft JhengHei" style:font-size-complex="36pt" style:font-style-complex="normal" style:font-weight-complex="bold"/>
    </style:style>
    <style:style style:name="T12" style:family="text">
      <style:text-properties style:font-name="Times New Roman" fo:font-size="18pt" style:font-size-asian="18pt" style:font-size-complex="18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0pt" fo:letter-spacing="normal" fo:language="en" fo:country="US" fo:font-style="normal" style:text-underline-style="none" fo:font-weight="bold" fo:background-color="transparent" style:font-name-asian="標楷體" style:font-size-asian="40pt" style:font-style-asian="normal" style:font-weight-asian="bold" style:font-name-complex="Microsoft JhengHei" style:font-size-complex="40pt" style:font-style-complex="normal" style:font-weight-complex="bold"/>
    </style:style>
    <style:style style:name="T14" style:family="text">
      <style:text-properties fo:font-size="18pt" style:font-name-asian="標楷體" style:font-size-asian="18pt" style:font-size-complex="18pt"/>
    </style:style>
    <style:style style:name="T15" style:family="text">
      <style:text-properties fo:font-variant="normal" fo:text-transform="none" fo:color="#000066" loext:opacity="100%" style:text-line-through-style="none" style:text-line-through-type="none" style:text-position="0% 100%" style:font-name="Times New Roman1" fo:font-size="40pt" fo:letter-spacing="normal" fo:language="en" fo:country="US" fo:font-style="normal" style:text-underline-style="none" fo:font-weight="normal" fo:background-color="transparent" style:font-name-asian="HYGothic-Extra2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>
        <draw:frame presentation:style-name="pr1" draw:text-style-name="P2" draw:layer="layout" svg:width="7.5cm" svg:height="2.821cm" svg:x="10.5cm" svg:y="0.092cm">
          <draw:text-box>
            <text:p text:style-name="P1"><text:span text:style-name="T1">2023</text:span><text:span text:style-name="T1">新尖兵</text:span></text:p>
          </draw:text-box>
        </draw:frame>
        <draw:frame presentation:style-name="pr2" draw:text-style-name="P3" draw:layer="layout" svg:width="25.199cm" svg:height="3.506cm" svg:x="1.502cm" svg:y="3.5cm" presentation:class="title" presentation:user-transformed="true">
          <draw:text-box>
            <text:p text:style-name="P3"><text:span text:style-name="T2">寶可夢資訊網站</text:span></text:p>
          </draw:text-box>
        </draw:frame>
        <draw:frame draw:style-name="gr1" draw:text-style-name="P5" draw:layer="layout" svg:width="11cm" svg:height="2.97cm" svg:x="8.5cm" svg:y="14.5cm">
          <draw:text-box>
            <text:p text:style-name="P4"><text:span text:style-name="T3">姓名：鄭庭宇</text:span></text:p>
            <text:p text:style-name="P4"><text:span text:style-name="T3">學號：</text:span><text:span text:style-name="T3">28</text:span></text:p>
            <text:p text:style-name="P4"><text:span text:style-name="T3">製作日期：</text:span><text:span text:style-name="T3">2023.07.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presentation:style-name="pr2" draw:text-style-name="P7" draw:layer="layout" svg:width="25.199cm" svg:height="3.506cm" svg:x="1.402cm" svg:y="0.837cm" presentation:class="title" presentation:user-transformed="true">
          <draw:text-box>
            <text:p text:style-name="P7"><text:span text:style-name="T4">作品介紹</text:span></text:p>
          </draw:text-box>
        </draw:frame>
        <draw:frame presentation:style-name="pr4" draw:text-style-name="P9" draw:layer="layout" svg:width="25.199cm" svg:height="12.179cm" svg:x="1.5cm" svg:y="6cm" presentation:class="outline" presentation:user-transformed="true">
          <draw:text-box>
            <text:list text:style-name="L4">
              <text:list-header>
                <text:p text:style-name="P8">主題：寶可夢</text:p>
                <text:p text:style-name="P9">網站網址：<text:a xlink:href="https://1999ting.github.io/index.html" xlink:type="simple">https://1999ting.github.io/index.html</text:a></text:p>
                <text:p text:style-name="P9">內容介紹：因喜愛寶可夢，故而製作此網站以利取得寶可夢資訊。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gr3" draw:text-style-name="P13" draw:layer="layout" svg:width="22cm" svg:height="10.318cm" svg:x="3cm" svg:y="6cm">
          <draw:text-box>
            <text:p text:style-name="P11"><text:span text:style-name="T5">本網站使用</text:span><text:span text:style-name="T6">HTML</text:span><text:span text:style-name="T6">及</text:span><text:span text:style-name="T6">CSS</text:span><text:span text:style-name="T6">語言</text:span></text:p>
            <text:p text:style-name="P11"><text:span text:style-name="T6">HTML</text:span><text:span text:style-name="T6">內使用</text:span></text:p>
            <text:p text:style-name="P12"><text:span text:style-name="T7">1</text:span><text:span text:style-name="T7">．</text:span><text:span text:style-name="T7">NavBar</text:span></text:p>
            <text:p text:style-name="P12"><text:span text:style-name="T7">2</text:span><text:span text:style-name="T7">．下拉式選單</text:span></text:p>
            <text:p text:style-name="P12"><text:span text:style-name="T8">3</text:span><text:span text:style-name="T7">．圖片連結</text:span></text:p>
            <text:p text:style-name="P12"><text:span text:style-name="T8">4</text:span><text:span text:style-name="T8">．</text:span><text:span text:style-name="T7">footer</text:span></text:p>
          </draw:text-box>
        </draw:frame>
        <draw:frame draw:style-name="gr1" draw:text-style-name="P15" draw:layer="layout" svg:width="15.5cm" svg:height="1.661cm" svg:x="6.5cm" svg:y="2cm">
          <draw:text-box>
            <text:p text:style-name="P14"><text:span text:style-name="T9">使用語法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gr1" draw:text-style-name="P17" draw:layer="layout" svg:width="10.5cm" svg:height="1.813cm" svg:x="9cm" svg:y="2cm">
          <draw:text-box>
            <text:p text:style-name="P16"><text:span text:style-name="T10">CSS</text:span><text:span text:style-name="T10">編碼</text:span></text:p>
          </draw:text-box>
        </draw:frame>
        <draw:frame draw:style-name="gr4" draw:text-style-name="P8" draw:layer="layout" svg:width="10.607cm" svg:height="14.32cm" svg:x="2.893cm" svg:y="4.18cm">
          <draw:image xlink:href="Pictures/1000020100000208000002BE061F4F289896DDDB.png" xlink:type="simple" xlink:show="embed" xlink:actuate="onLoad" draw:mime-type="image/png">
            <text:p/>
          </draw:image>
        </draw:frame>
        <draw:frame draw:style-name="gr4" draw:text-style-name="P8" draw:layer="layout" svg:width="11.247cm" svg:height="14.33cm" svg:x="14cm" svg:y="4.17cm">
          <draw:image xlink:href="Pictures/1000020100000227000002BE996521099979EF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gr5" draw:text-style-name="P19" draw:layer="layout" svg:width="24cm" svg:height="1.791cm" svg:x="2.5cm" svg:y="0.709cm">
          <draw:text-box>
            <text:p text:style-name="P18"><text:span text:style-name="T11">導覽列</text:span><text:span text:style-name="T11">(Navbar)</text:span></text:p>
          </draw:text-box>
        </draw:frame>
        <draw:frame draw:style-name="gr4" draw:text-style-name="P8" draw:layer="layout" svg:width="26cm" svg:height="9cm" svg:x="1cm" svg:y="3.5cm">
          <draw:image xlink:href="Pictures/1000020100000780000002A3E08D2F4742877AF7.png" xlink:type="simple" xlink:show="embed" xlink:actuate="onLoad" draw:mime-type="image/png">
            <text:p/>
          </draw:image>
        </draw:frame>
        <draw:custom-shape draw:style-name="gr6" draw:text-style-name="P8" draw:layer="layout" svg:width="26cm" svg:height="0.954cm" svg:x="1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0" draw:layer="layout" svg:width="4cm" svg:height="2cm" svg:x="22.5cm" svg:y="5cm">
          <text:p text:style-name="P20"><text:span text:style-name="T12">Navb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frame draw:style-name="gr8" draw:text-style-name="P22" draw:layer="layout" svg:width="15.5cm" svg:height="2cm" svg:x="7cm" svg:y="2cm">
          <draw:text-box>
            <text:p text:style-name="P21"><text:span text:style-name="T13">下拉式選單</text:span><text:span text:style-name="T13">(Dropdown)</text:span></text:p>
          </draw:text-box>
        </draw:frame>
        <draw:frame draw:style-name="gr4" draw:text-style-name="P8" draw:layer="layout" svg:width="26cm" svg:height="10.086cm" svg:x="1cm" svg:y="4.414cm">
          <draw:image xlink:href="Pictures/10000201000007800000029F10BC22F8F4F64C2A.png" xlink:type="simple" xlink:show="embed" xlink:actuate="onLoad" draw:mime-type="image/png">
            <text:p/>
          </draw:image>
        </draw:frame>
        <draw:custom-shape draw:style-name="gr9" draw:text-style-name="P8" draw:layer="layout" svg:width="2cm" svg:height="2cm" svg:x="6.5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4cm" svg:height="2cm" svg:x="9cm" svg:y="5.5cm">
          <text:p text:style-name="P23"><text:span text:style-name="T14">下拉式選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frame draw:style-name="gr5" draw:text-style-name="P25" draw:layer="layout" svg:width="24cm" svg:height="1.791cm" svg:x="2.566cm" svg:y="0.708cm">
          <draw:text-box>
            <text:p text:style-name="P24"><text:span text:style-name="T13">圖片連結</text:span></text:p>
          </draw:text-box>
        </draw:frame>
        <draw:frame draw:style-name="gr4" draw:text-style-name="P8" draw:layer="layout" svg:width="11.206cm" svg:height="14.331cm" svg:x="2.294cm" svg:y="3.669cm">
          <draw:image xlink:href="Pictures/100002010000020800000299540A4D0C84C4BA71.png" xlink:type="simple" xlink:show="embed" xlink:actuate="onLoad" draw:mime-type="image/png">
            <text:p/>
          </draw:image>
        </draw:frame>
        <draw:frame draw:style-name="gr4" draw:text-style-name="P8" draw:layer="layout" svg:width="11cm" svg:height="14.5cm" svg:x="14.5cm" svg:y="3.5cm">
          <draw:image xlink:href="Pictures/10000201000001CA000002939E775C51AF9958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draw:frame draw:style-name="gr5" draw:text-style-name="P25" draw:layer="layout" svg:width="24cm" svg:height="1.813cm" svg:x="2.619cm" svg:y="0.644cm">
          <draw:text-box>
            <text:p text:style-name="P24"><text:span text:style-name="T13">footer</text:span></text:p>
          </draw:text-box>
        </draw:frame>
        <draw:frame draw:style-name="gr4" draw:text-style-name="P8" draw:layer="layout" svg:width="17.855cm" svg:height="14.588cm" svg:x="5.145cm" svg:y="3cm">
          <draw:image xlink:href="Pictures/10000201000002C10000024083D036093B921B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>
        <draw:frame draw:style-name="gr10" draw:text-style-name="P27" draw:layer="layout" svg:width="7.347cm" svg:height="2.369cm" svg:x="9.153cm" svg:y="9.349cm">
          <draw:text-box>
            <text:p text:style-name="P26"><text:span text:style-name="T15">Thank you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icrosoft JhengHei" svg:font-family="'Microsoft JhengHei'"/>
    <style:font-face style:name="HYGothic-Extra2" svg:font-family="HYGothic-Extra" style:font-family-generic="modern" style:font-pitch="fixed"/>
    <style:font-face style:name="HYGothic-Extra3" svg:font-family="HYGothic-Extra" style:font-adornments="標準" style:font-family-generic="modern" style:font-pitch="fixed"/>
    <style:font-face style:name="標楷體3" svg:font-family="標楷體" style:font-adornments="標準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Arial Unicode MS" svg:font-family="'Arial Unicode MS'" style:font-pitch="variable"/>
    <style:font-face style:name="Liberation Sans" svg:font-family="'Liberation Sans'" style:font-pitch="variable"/>
    <style:font-face style:name="Microsoft JhengHei1" svg:font-family="'Microsoft JhengHei'" style:font-pitch="variable"/>
    <style:font-face style:name="微軟正黑體1" svg:font-family="微軟正黑體" style:font-pitch="variable"/>
    <style:font-face style:name="HYGothic-Extra1" svg:font-family="HYGothic-Extra" style:font-family-generic="roman" style:font-pitch="variable"/>
    <style:font-face style:name="HYGothic-Extra" svg:font-family="HYGothic-Extra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Times New Roman2" svg:font-family="'Times New Roman'" style:font-adornments="粗體" style:font-family-generic="roman" style:font-pitch="variable"/>
    <style:font-face style:name="Times New Roman3" svg:font-family="'Times New Roman'" style:font-adornments="義式斜體" style:font-family-generic="roman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fill-image draw:name="背景" xlink:href="Pictures/10000000000003E80000029A2FB60C11D000CCC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ff0000" draw:marker-start-width="0.35cm" draw:marker-start-center="false" draw:marker-end-width="0.35cm" draw:marker-end-center="false" draw:stroke-linejoin="none" svg:stroke-linecap="squar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標準" style:font-family-generic="roman" style:font-pitch="variable" fo:font-size="40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40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-width="0.35cm" draw:fill="none"/>
    </style:style>
    <style:style style:name="無填入也無線條的物件" style:family="graphic" style:parent-style-name="standard">
      <style:graphic-properties draw:stroke="none" draw:stroke-dash="Dashed_20__28_var_29__20_2" svg:stroke-width="0.2cm" svg:stroke-color="#ff0000" draw:marker-start-width="0.5cm" draw:marker-end-width="0.5cm" draw:fill="none" draw:opacity="100%" draw:shadow-opacity="100%"/>
      <style:text-properties fo:font-size="14pt" style:font-size-asian="14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標準" style:font-family-generic="roman" style:font-pitch="variable" fo:font-size="32pt" fo:font-style="normal" fo:text-shadow="none" style:text-underline-style="none" fo:font-weight="normal" style:letter-kerning="true" fo:background-color="transparent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標準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10T15:35:42.243000000</dc:date>
    <meta:editing-duration>PT5M47S</meta:editing-duration>
    <meta:editing-cycles>3</meta:editing-cycles>
    <meta:generator>MODA_ODF_Application_Tools_3.5.4/3.5.4$Windows_X86_64 LibreOffice_project/26197fec677a214f4a49adfe2c31ece3e6a76cc0</meta:generator>
    <meta:document-statistic meta:object-count="63"/>
  </office:meta>
</office:document-meta>
</file>